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RPI</mi>
      <mrow>
        <mrow>
          <mo fence="true" stretchy="false">(</mo>
          <mrow>
            <mi mathvariant="italic">BoundaryRunsPerInnings</mi>
          </mrow>
          <mo fence="true" stretchy="false">)</mo>
        </mrow>
        <mo stretchy="false">=</mo>
        <mfrac>
          <mrow>
            <mrow>
              <mn>4</mn>
              <mo stretchy="false">∗</mo>
              <mi mathvariant="italic">FoursScored</mi>
            </mrow>
            <mo stretchy="false">+</mo>
            <mrow>
              <mn>6</mn>
              <mo stretchy="false">∗</mo>
              <mi mathvariant="italic">SixesScored</mi>
            </mrow>
          </mrow>
          <mi mathvariant="italic">InningsPlayed</mi>
        </mfrac>
      </mrow>
    </mrow>
    <annotation encoding="StarMath 5.0">BRPI(BoundaryRunsPerInnings)={4*FoursScored+6*SixesScored } over {InningsPlayed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08:25.552530459</meta:creation-date>
    <dc:date>2019-10-17T15:03:43.665559273</dc:date>
    <meta:editing-duration>PT2M56S</meta:editing-duration>
    <meta:editing-cycles>3</meta:editing-cycles>
    <meta:generator>LibreOffice/6.0.7.3$Linux_X86_64 LibreOffice_project/00m0$Build-3</meta:generator>
  </office:meta>
</office:document-meta>
</file>